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cond Solution - FUSES" table:style-name="ta1">
        <table:table-column table:style-name="co1" table:number-columns-repeated="6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Extended</text:p>
          </table:table-cell>
          <table:table-cell table:style-name="ce1" office:value-type="string" calcext:value-type="string">
            <text:p>Stat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KDIV8</text:p>
            <text:p>Divide clock by 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TDISBL</text:p>
            <text:p>External reset dis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KOUT</text:p>
            <text:p>Clock outp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WEN</text:p>
            <text:p>debugWIRE En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UT1</text:p>
            <text:p>Select start-up 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EN</text:p>
            <text:p>Enable Serial programming and Data Downloa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SUT0</text:p>
            <text:p>Select start-up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DTON</text:p>
            <text:p>Watchdog Timer Always 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KSEL3</text:p>
            <text:p>Select Clock 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SAVE</text:p>
            <text:p>EEPROM memory is preserved through chip er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KSEL2</text:p>
            <text:p>Select Clock 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Z1</text:p>
            <text:p>Select boot siz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ODLEVEL2</text:p>
            <text:p>Brown-out Detector trigger level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KSEL1</text:p>
            <text:p>Select Clock Sour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TSZ0</text:p>
            <text:p>Select boot siz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ODLEVEL1</text:p>
            <text:p>Brown-out Detector trigger level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CKSEL0</text:p>
            <text:p>Select Clock 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RST</text:p>
            <text:p>Select reset vecto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BODLEVEL0</text:p>
            <text:p>Brown-out Detector trigger level</text:p>
          </table:table-cell>
          <table:table-cell table:style-name="ce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2:10:45.106576323</meta:creation-date>
    <dc:date>2019-02-06T22:12:58.047527847</dc:date>
    <meta:editing-duration>PT2M13S</meta:editing-duration>
    <meta:editing-cycles>1</meta:editing-cycles>
    <meta:generator>LibreOffice/6.0.7.3$Linux_X86_64 LibreOffice_project/00m0$Build-3</meta:generator>
    <meta:document-statistic meta:table-count="1" meta:cell-count="58" meta:object-count="0"/>
  </office:meta>
</office:document-meta>
</file>